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8e92" officeooo:paragraph-rsid="00028e92"/>
    </style:style>
    <style:style style:name="P2" style:family="paragraph" style:parent-style-name="Standard">
      <style:text-properties officeooo:rsid="00028e92" officeooo:paragraph-rsid="00038a26"/>
    </style:style>
    <style:style style:name="P3" style:family="paragraph" style:parent-style-name="Standard">
      <style:text-properties officeooo:paragraph-rsid="00038a26"/>
    </style:style>
    <style:style style:name="P4" style:family="paragraph" style:parent-style-name="Standard">
      <style:text-properties officeooo:rsid="00038a26" officeooo:paragraph-rsid="00038a26"/>
    </style:style>
    <style:style style:name="T1" style:family="text">
      <style:text-properties fo:font-size="18pt" fo:font-weight="bold" style:font-size-asian="15.75pt" style:font-weight-asian="bold" style:font-size-complex="18pt" style:font-weight-complex="bold"/>
    </style:style>
    <style:style style:name="T2" style:family="text">
      <style:text-properties fo:font-size="18pt" fo:font-weight="bold" officeooo:rsid="00028e92" style:font-size-asian="15.75pt" style:font-weight-asian="bold" style:font-size-complex="18pt" style:font-weight-complex="bold"/>
    </style:style>
    <style:style style:name="T3" style:family="text">
      <style:text-properties fo:font-size="18pt" fo:font-weight="bold" officeooo:rsid="0002c121" style:font-size-asian="15.75pt" style:font-weight-asian="bold" style:font-size-complex="18pt" style:font-weight-complex="bold"/>
    </style:style>
    <style:style style:name="T4" style:family="text">
      <style:text-properties fo:font-size="18pt" fo:font-weight="bold" officeooo:rsid="0003844e" style:font-size-asian="15.75pt" style:font-weight-asian="bold" style:font-size-complex="18pt" style:font-weight-complex="bold"/>
    </style:style>
    <style:style style:name="T5" style:family="text">
      <style:text-properties fo:font-size="18pt" fo:font-weight="bold" officeooo:rsid="00038a26" style:font-size-asian="15.75pt" style:font-weight-asian="bold" style:font-size-complex="18pt" style:font-weight-complex="bold"/>
    </style:style>
    <style:style style:name="T6" style:family="text">
      <style:text-properties fo:color="#000080" fo:font-size="18pt" fo:language="zxx" fo:country="none" style:text-underline-style="solid" style:text-underline-width="auto" style:text-underline-color="font-color" fo:font-weight="bold" officeooo:rsid="00038a26" style:font-size-asian="15.75pt" style:language-asian="zxx" style:country-asian="none" style:font-weight-asian="bold" style:font-size-complex="18pt" style:language-complex="zxx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0"/><text:span text:style-name="T2">Documentation</text:span></text:p>
      <text:p text:style-name="P1"><text:span text:style-name="T1">This project is for user registration, log in, authentication, authorization and log out.</text:span></text:p>
      <text:p text:style-name="P1"><text:span text:style-name="T1"/></text:p>
      <text:p text:style-name="P1"><text:span text:style-name="T1"/></text:p>
      <text:p text:style-name="P1"><text:span text:style-name="T1">To register user you must </text:span><text:span text:style-name="T5">post</text:span><text:span text:style-name="T1"> the link of API : “</text:span><text:a xlink:type="simple" xlink:href="http://localhost:5000/api/users/registers" text:style-name="Internet_20_link" text:visited-style-name="Visited_20_Internet_20_Link"><text:span text:style-name="T1">http://localhost:5000/api/users/register</text:span></text:a><text:span text:style-name="T1">” </text:span><text:span text:style-name="T5">with post</text:span></text:p>
      <text:p text:style-name="P2"><text:span text:style-name="T1">The response will be </text:span><text:span text:style-name="T3">the user’</text:span><text:span text:style-name="T4">s mail and name, also token with ti id of the user which is the primary id </text:span></text:p>
      <text:p text:style-name="P2"><text:span text:style-name="T4"/></text:p>
      <text:p text:style-name="P2"><text:span text:style-name="T4"/></text:p>
      <text:p text:style-name="P2"><text:span text:style-name="T5">To login u have to be logged out first using get to the <text:s/>API :</text:span></text:p>
      <text:p text:style-name="P3"><text:span text:style-name="T5">“</text:span><text:a xlink:type="simple" xlink:href="http://localhost:5000/api/users/registers" text:style-name="Internet_20_link" text:visited-style-name="Visited_20_Internet_20_Link"><text:span text:style-name="T5">http://localhost:5000/</text:span></text:a><text:a xlink:type="simple" xlink:href="http://localhost:5000/api/users/registers" text:style-name="Internet_20_link" text:visited-style-name="Visited_20_Internet_20_Link"><text:span text:style-name="T6">l</text:span></text:a><text:span text:style-name="T6">ogout</text:span><text:span text:style-name="T5">” </text:span></text:p>
      <text:p text:style-name="P3"><text:span text:style-name="T5"/></text:p>
      <text:p text:style-name="P3"><text:span text:style-name="T5"/></text:p>
      <text:p text:style-name="P4"><text:span text:style-name="T1">then u can log in with post to API : </text:span></text:p>
      <text:p text:style-name="P3"><text:span text:style-name="T5"><text:s/></text:span><text:span text:style-name="T2">“</text:span><text:a xlink:type="simple" xlink:href="http://localhost:5000/api/users/registers" text:style-name="Internet_20_link" text:visited-style-name="Visited_20_Internet_20_Link"><text:span text:style-name="T2">http://localhost:5000/api/users/</text:span></text:a><text:span text:style-name="T6">l</text:span><text:span text:style-name="T6">ogin</text:span><text:span text:style-name="T2">” </text:span></text:p>
      <text:p text:style-name="P4"><text:span text:style-name="T2">T</text:span><text:span text:style-name="T1">he response will be user’s mail, name, and token to verify the logged in user.</text:span></text:p>
      <text:p text:style-name="P4"><text:span text:style-name="T1"/></text:p>
      <text:p text:style-name="P4"><text:span text:style-name="T1"/></text:p>
      <text:p text:style-name="P4"><text:span text:style-name="T1">And for authorization the API :</text:span></text:p>
      <text:p text:style-name="P3"><text:span text:style-name="T2">“</text:span><text:a xlink:type="simple" xlink:href="http://localhost:5000/dashboard" text:style-name="Internet_20_link" text:visited-style-name="Visited_20_Internet_20_Link"><text:span text:style-name="T2">http://localhost:5000/</text:span></text:a><text:a xlink:type="simple" xlink:href="http://localhost:5000/dashboard" text:style-name="Internet_20_link" text:visited-style-name="Visited_20_Internet_20_Link"><text:span text:style-name="T6">dashboard</text:span></text:a><text:span text:style-name="T2">”</text:span></text:p>
      <text:p text:style-name="P4"><text:span text:style-name="T2">i</text:span><text:span text:style-name="T1">s a private route which can be accessed only by admins user</text:span></text:p>
      <text:p text:style-name="P4"><text:span text:style-name="T1">like admin user and test1 user.</text:span></text:p>
      <text:p text:style-name="P4"><text:span text:style-name="T1">The response is the dashboard page and if u are not authorized the u will be force redirect to home pag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01:41:59.200361721</meta:creation-date>
    <dc:date>2021-08-24T02:36:14.713066282</dc:date>
    <meta:editing-duration>PT13S</meta:editing-duration>
    <meta:editing-cycles>1</meta:editing-cycles>
    <meta:document-statistic meta:table-count="0" meta:image-count="0" meta:object-count="0" meta:page-count="1" meta:paragraph-count="14" meta:word-count="138" meta:character-count="877" meta:non-whitespace-character-count="687"/>
    <meta:generator>LibreOffice/6.4.7.2$Linux_X86_64 LibreOffice_project/40$Build-2</meta:generator>
  </office:meta>
</office:document-meta>
</file>